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calligra="http://www.calligra.org/2005/" office:version="1.2">
  <office:scripts/>
  <office:font-face-decls>
    <style:font-face style:name="OpenSymbol" svg:font-family="OpenSymbol" style:font-charset="x-symbol"/>
    <style:font-face style:name="Sans Serif" svg:font-family="'Sans Serif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style:font-name="Sans Serif" officeooo:rsid="000b1cd2" officeooo:paragraph-rsid="000b1cd2"/>
    </style:style>
    <style:style style:name="P2" style:family="paragraph" style:parent-style-name="Standard">
      <style:paragraph-properties fo:text-align="start" style:justify-single-word="false"/>
      <style:text-properties fo:color="#000000" style:font-name="Sans Serif" officeooo:rsid="000b1cd2" officeooo:paragraph-rsid="000eedf3"/>
    </style:style>
    <style:style style:name="P3" style:family="paragraph" style:parent-style-name="Standard">
      <style:paragraph-properties fo:text-align="center" style:justify-single-word="false"/>
      <style:text-properties fo:color="#000000" style:font-name="Sans Serif" officeooo:rsid="000b1cd2" officeooo:paragraph-rsid="000a4a73"/>
    </style:style>
    <style:style style:name="P4" style:family="paragraph" style:parent-style-name="Standard">
      <style:paragraph-properties fo:text-align="start" style:justify-single-word="false"/>
      <style:text-properties fo:color="#000000" style:font-name="Sans Serif" officeooo:rsid="000cce87" officeooo:paragraph-rsid="000cce87"/>
    </style:style>
    <style:style style:name="P5" style:family="paragraph" style:parent-style-name="Standard">
      <style:paragraph-properties fo:text-align="start" style:justify-single-word="false"/>
      <style:text-properties fo:color="#000000" style:font-name="Sans Serif" officeooo:rsid="000cce87" officeooo:paragraph-rsid="0012267f"/>
    </style:style>
    <style:style style:name="P6" style:family="paragraph" style:parent-style-name="Standard">
      <style:paragraph-properties fo:text-align="start" style:justify-single-word="false"/>
      <style:text-properties fo:color="#000000" style:font-name="Sans Serif" officeooo:rsid="000cce87" officeooo:paragraph-rsid="00167abf"/>
    </style:style>
    <style:style style:name="P7" style:family="paragraph" style:parent-style-name="Standard">
      <style:paragraph-properties fo:text-align="start" style:justify-single-word="false"/>
      <style:text-properties fo:color="#000000" style:font-name="Sans Serif" officeooo:rsid="000cce87" officeooo:paragraph-rsid="00443ad6"/>
    </style:style>
    <style:style style:name="P8" style:family="paragraph" style:parent-style-name="Standard">
      <style:paragraph-properties fo:text-align="start" style:justify-single-word="false"/>
      <style:text-properties fo:color="#000000" style:font-name="Sans Serif" officeooo:rsid="000cce87" officeooo:paragraph-rsid="000eedf3"/>
    </style:style>
    <style:style style:name="P9" style:family="paragraph" style:parent-style-name="Standard">
      <style:paragraph-properties fo:text-align="center" style:justify-single-word="false"/>
      <style:text-properties fo:color="#000000" style:font-name="Sans Serif"/>
    </style:style>
    <style:style style:name="P10" style:family="paragraph" style:parent-style-name="Standard">
      <style:paragraph-properties fo:text-align="start" style:justify-single-word="false"/>
      <style:text-properties fo:color="#000000" style:font-name="Sans Serif" officeooo:rsid="000a4a73" officeooo:paragraph-rsid="000b1cd2"/>
    </style:style>
    <style:style style:name="P11" style:family="paragraph" style:parent-style-name="Standard">
      <style:paragraph-properties fo:text-align="start" style:justify-single-word="false"/>
      <style:text-properties fo:color="#000000" style:font-name="Sans Serif" officeooo:rsid="0012267f" officeooo:paragraph-rsid="0012267f"/>
    </style:style>
    <style:style style:name="P12" style:family="paragraph" style:parent-style-name="Standard">
      <style:paragraph-properties fo:text-align="start" style:justify-single-word="false"/>
      <style:text-properties fo:color="#000000" style:font-name="Sans Serif" officeooo:rsid="0014920b" officeooo:paragraph-rsid="0014920b"/>
    </style:style>
    <style:style style:name="P13" style:family="paragraph" style:parent-style-name="Standard">
      <style:paragraph-properties fo:text-align="start" style:justify-single-word="false"/>
      <style:text-properties fo:color="#000000" style:font-name="Sans Serif" officeooo:rsid="00167abf" officeooo:paragraph-rsid="00167abf"/>
    </style:style>
    <style:style style:name="P14" style:family="paragraph" style:parent-style-name="Standard">
      <style:paragraph-properties fo:text-align="start" style:justify-single-word="false"/>
      <style:text-properties fo:color="#000000" style:font-name="Sans Serif" officeooo:rsid="0018770d" officeooo:paragraph-rsid="0018770d"/>
    </style:style>
    <style:style style:name="P15" style:family="paragraph" style:parent-style-name="Standard">
      <style:paragraph-properties fo:text-align="start" style:justify-single-word="false"/>
      <style:text-properties fo:color="#000000" style:font-name="Sans Serif" officeooo:rsid="0018770d" officeooo:paragraph-rsid="00451cc5"/>
    </style:style>
    <style:style style:name="P16" style:family="paragraph" style:parent-style-name="Standard">
      <style:paragraph-properties fo:text-align="start" style:justify-single-word="false"/>
      <style:text-properties fo:color="#000000" style:font-name="Sans Serif" officeooo:rsid="001a721f" officeooo:paragraph-rsid="001a721f"/>
    </style:style>
    <style:style style:name="P17" style:family="paragraph" style:parent-style-name="Standard">
      <style:paragraph-properties fo:text-align="start" style:justify-single-word="false"/>
      <style:text-properties fo:color="#000000" style:font-name="Sans Serif" officeooo:rsid="001e3902" officeooo:paragraph-rsid="001e3902"/>
    </style:style>
    <style:style style:name="P18" style:family="paragraph" style:parent-style-name="Standard">
      <style:paragraph-properties fo:text-align="start" style:justify-single-word="false"/>
      <style:text-properties fo:color="#000000" style:font-name="Sans Serif" officeooo:rsid="001e3902" officeooo:paragraph-rsid="002036a7"/>
    </style:style>
    <style:style style:name="P19" style:family="paragraph" style:parent-style-name="Standard">
      <style:paragraph-properties fo:text-align="start" style:justify-single-word="false"/>
      <style:text-properties fo:color="#000000" style:font-name="Sans Serif" officeooo:rsid="002068f5" officeooo:paragraph-rsid="002068f5"/>
    </style:style>
    <style:style style:name="P20" style:family="paragraph" style:parent-style-name="Standard">
      <style:paragraph-properties fo:text-align="start" style:justify-single-word="false"/>
      <style:text-properties fo:color="#000000" style:font-name="Sans Serif" officeooo:rsid="0023c7d5" officeooo:paragraph-rsid="0023c7d5"/>
    </style:style>
    <style:style style:name="P21" style:family="paragraph" style:parent-style-name="Standard">
      <style:paragraph-properties fo:text-align="start" style:justify-single-word="false"/>
      <style:text-properties fo:color="#000000" style:font-name="Sans Serif" officeooo:rsid="0024f6eb" officeooo:paragraph-rsid="0024f6eb"/>
    </style:style>
    <style:style style:name="P22" style:family="paragraph" style:parent-style-name="Standard">
      <style:paragraph-properties fo:text-align="start" style:justify-single-word="false"/>
      <style:text-properties fo:color="#000000" style:font-name="Sans Serif" officeooo:rsid="002c321d" officeooo:paragraph-rsid="002c321d"/>
    </style:style>
    <style:style style:name="P23" style:family="paragraph" style:parent-style-name="Standard">
      <style:paragraph-properties fo:text-align="start" style:justify-single-word="false"/>
      <style:text-properties fo:color="#000000" style:font-name="Sans Serif" officeooo:rsid="002c321d" officeooo:paragraph-rsid="002e1acf"/>
    </style:style>
    <style:style style:name="P24" style:family="paragraph" style:parent-style-name="Standard">
      <style:paragraph-properties fo:text-align="start" style:justify-single-word="false"/>
      <style:text-properties fo:color="#000000" style:font-name="Sans Serif" officeooo:rsid="002f35bc" officeooo:paragraph-rsid="002f35bc"/>
    </style:style>
    <style:style style:name="P25" style:family="paragraph" style:parent-style-name="Standard">
      <style:paragraph-properties fo:text-align="start" style:justify-single-word="false"/>
      <style:text-properties fo:color="#000000" style:font-name="Sans Serif" officeooo:rsid="003143c9" officeooo:paragraph-rsid="003143c9"/>
    </style:style>
    <style:style style:name="P26" style:family="paragraph" style:parent-style-name="Standard">
      <style:paragraph-properties fo:text-align="start" style:justify-single-word="false"/>
      <style:text-properties fo:color="#000000" style:font-name="Sans Serif" fo:font-weight="bold" officeooo:rsid="000b1cd2" officeooo:paragraph-rsid="000b1cd2" style:font-weight-asian="bold" style:font-weight-complex="bold"/>
    </style:style>
    <style:style style:name="P27" style:family="paragraph" style:parent-style-name="Standard">
      <style:paragraph-properties fo:text-align="start" style:justify-single-word="false"/>
      <style:text-properties fo:color="#000000" style:font-name="Sans Serif" officeooo:rsid="00443ad6" officeooo:paragraph-rsid="00443ad6"/>
    </style:style>
    <style:style style:name="P28" style:family="paragraph" style:parent-style-name="Standard">
      <style:paragraph-properties fo:text-align="start" style:justify-single-word="false"/>
      <style:text-properties fo:color="#000000" style:font-name="Sans Serif" officeooo:rsid="00451cc5" officeooo:paragraph-rsid="00451cc5"/>
    </style:style>
    <style:style style:name="P29" style:family="paragraph" style:parent-style-name="Standard">
      <style:paragraph-properties fo:text-align="start" style:justify-single-word="false"/>
      <style:text-properties fo:color="#000000" style:font-name="Sans Serif" officeooo:rsid="0045cc65" officeooo:paragraph-rsid="0045cc65"/>
    </style:style>
    <style:style style:name="P30" style:family="paragraph" style:parent-style-name="Standard">
      <style:paragraph-properties fo:text-align="start" style:justify-single-word="false"/>
      <style:text-properties fo:color="#000000" style:font-name="Sans Serif" officeooo:rsid="002a4cad" officeooo:paragraph-rsid="002a4cad"/>
    </style:style>
    <style:style style:name="P31" style:family="paragraph" style:parent-style-name="Standard">
      <style:paragraph-properties fo:text-align="start" style:justify-single-word="false"/>
      <style:text-properties fo:color="#000000" style:font-name="Sans Serif" officeooo:rsid="002a4cad" officeooo:paragraph-rsid="0045cc65"/>
    </style:style>
    <style:style style:name="P32" style:family="paragraph" style:parent-style-name="Standard">
      <style:paragraph-properties fo:text-align="start" style:justify-single-word="false"/>
      <style:text-properties fo:color="#000000" style:font-name="Sans Serif" officeooo:rsid="00469c91" officeooo:paragraph-rsid="00469c91"/>
    </style:style>
    <style:style style:name="P33" style:family="paragraph" style:parent-style-name="Title">
      <style:paragraph-properties fo:break-before="page"/>
    </style:style>
    <style:style style:name="P34" style:family="paragraph" style:parent-style-name="Heading_20_2">
      <style:text-properties fo:language="es" fo:country="ES"/>
    </style:style>
    <style:style style:name="P35" style:family="paragraph" style:parent-style-name="Heading_20_2">
      <style:text-properties fo:color="#000000" style:font-name="Sans Serif" officeooo:rsid="000cce87"/>
    </style:style>
    <style:style style:name="P36" style:family="paragraph" style:parent-style-name="Standard">
      <style:paragraph-properties fo:text-align="start" style:justify-single-word="false"/>
      <style:text-properties fo:color="#000000" style:font-name="Sans Serif" officeooo:rsid="0014920b" officeooo:paragraph-rsid="0012267f"/>
    </style:style>
    <style:style style:name="P37" style:family="paragraph" style:parent-style-name="Standard">
      <style:paragraph-properties fo:text-align="start" style:justify-single-word="false"/>
      <style:text-properties fo:color="#000000" style:font-name="Sans Serif" officeooo:rsid="00451cc5" officeooo:paragraph-rsid="00167abf"/>
    </style:style>
    <style:style style:name="T1" style:family="text">
      <style:text-properties officeooo:rsid="0012267f"/>
    </style:style>
    <style:style style:name="T2" style:family="text">
      <style:text-properties officeooo:rsid="002036a7"/>
    </style:style>
    <style:style style:name="T3" style:family="text">
      <style:text-properties officeooo:rsid="00257444"/>
    </style:style>
    <style:style style:name="T4" style:family="text">
      <style:text-properties officeooo:rsid="0026f1cc"/>
    </style:style>
    <style:style style:name="T5" style:family="text">
      <style:text-properties officeooo:rsid="00302d10"/>
    </style:style>
    <style:style style:name="T6" style:family="text">
      <style:text-properties officeooo:rsid="00386a6b"/>
    </style:style>
    <style:style style:name="T7" style:family="text">
      <style:text-properties officeooo:rsid="003916c7"/>
    </style:style>
    <style:style style:name="T8" style:family="text">
      <style:text-properties officeooo:rsid="00441735"/>
    </style:style>
    <style:style style:name="T9" style:family="text">
      <style:text-properties officeooo:rsid="00443ad6"/>
    </style:style>
    <style:style style:name="T10" style:family="text">
      <style:text-properties fo:language="es" fo:country="ES"/>
    </style:style>
    <style:style style:name="T11" style:family="text">
      <style:text-properties officeooo:rsid="00451cc5"/>
    </style:style>
    <style:style style:name="T12" style:family="text">
      <style:text-properties officeooo:rsid="00167abf"/>
    </style:style>
    <style:style style:name="T13" style:family="text">
      <style:text-properties officeooo:rsid="0045cb84"/>
    </style:style>
    <style:style style:name="T14" style:family="text">
      <style:text-properties officeooo:rsid="0045cc65"/>
    </style:style>
    <style:style style:name="T15" style:family="text">
      <style:text-properties fo:language="es" fo:country="VE"/>
    </style:style>
    <style:style style:name="T16" style:family="text">
      <style:text-properties fo:language="es" fo:country="BO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ACTA INGOBERLAB 301</text:p>
      <text:p text:style-name="P3">Madrid, <text:span text:style-name="T8">06</text:span> de <text:span text:style-name="T8">Junio</text:span> del 2017</text:p>
      <text:p text:style-name="P9"/>
      <text:p text:style-name="P26"/>
      <text:p text:style-name="P26">N.º Asistentes: <text:span text:style-name="T9">Unas 30 personas.</text:span></text:p>
      <text:p text:style-name="P26"/>
      <text:p text:style-name="P1"/>
      <text:p text:style-name="Heading_20_2"><text:span text:style-name="T1">#</text:span> Presentación.</text:p>
      <text:p text:style-name="P1"/>
      <text:p text:style-name="P27">Nos hemos ido presentando. Se ha <text:span text:style-name="T10">realizado</text:span> una ronda de <text:span text:style-name="T10">presentación</text:span> inicial y <text:span text:style-name="T15">luego</text:span> conforme <text:span text:style-name="T16">algunas</text:span> <text:span text:style-name="T15">personas</text:span> <text:span text:style-name="T15">se</text:span> <text:span text:style-name="T10">han</text:span> incorporado se les ha ido proponiendo para que se <text:span text:style-name="T10">presenten.</text:span></text:p>
      <text:p text:style-name="P1"/>
      <text:p text:style-name="P34"><text:span text:style-name="T1">#</text:span> Lectura de los puntos del día.</text:p>
      <text:p text:style-name="P10"/>
      <text:p text:style-name="P27">Se ha realizado una lectura de los puntos del día añadidos durante la semana en un pad.</text:p>
      <text:p text:style-name="P10"/>
      <text:p text:style-name="Heading_20_2"><text:span text:style-name="T1">#</text:span> <text:span text:style-name="T10">Resumen</text:span> Asamblea General de La Ingobernable.</text:p>
      <text:p text:style-name="P4"/>
      <text:p text:style-name="P11">Se ha leido el resumen. Lo ha <text:span text:style-name="T10">leido</text:span> Agustin desde su <text:span text:style-name="T10">telefono.</text:span></text:p>
      <text:p text:style-name="P5"/>
      <text:p text:style-name="P11">El 24 <text:span text:style-name="T9">de Junio</text:span> será el día de apertura (puertas abiertas). <text:span text:style-name="T9">Hemos hablado de </text:span>Tener talleres/<text:span text:style-name="T9">charlas/actividades </text:span><text:s/>para ese día. Faltan 2 semanas.</text:p>
      <text:p text:style-name="P11"/>
      <text:p text:style-name="P11">Este viernes <text:span text:style-name="T9">9 </text:span>tenemos <text:span text:style-name="T9">que ir gente para cubrir turnos de </text:span>cafeta <text:span text:style-name="T9">y puerta a partir delas 19:00.</text:span></text:p>
      <text:p text:style-name="P11"/>
      <text:p text:style-name="P7"/>
      <text:p text:style-name="Heading_20_2"><text:span text:style-name="T9">#</text:span> Necesidades de cara a la web y sistema de La Ingobernable</text:p>
      <text:p text:style-name="P7"/>
      <text:p text:style-name="P7"><text:span text:style-name="T11">E</text:span>s urgente montar ya la base para esto <text:span text:style-name="T11">y no ponerlo a nombre personal.</text:span></text:p>
      <text:p text:style-name="P11">Falta que nos digan quien será el titular del server.</text:p>
      <text:p text:style-name="P11"/>
      <text:p text:style-name="P11">Alba dio los datos de una asociación pero <text:span text:style-name="T11">A</text:span>pardo tiene que hablar con ellos para mandarles lo que quiere decir poner a nombre de ellos el server.</text:p>
      <text:p text:style-name="P11"/>
      <text:p text:style-name="P36">Hemos de hacerlo cuanto antes. </text:p>
      <text:p text:style-name="P12"/>
      <text:p text:style-name="P12">Los de economia dicen que le adelantemos el dinero. </text:p>
      <text:p text:style-name="P12"/>
      <text:p text:style-name="P12">Mirar si <text:span text:style-name="T11">el proveedor </text:span>acepta bitcoins o paysafecard.</text:p>
      <text:p text:style-name="P12">Apardo dice que primero hacerlo atraves de la asociación <text:span text:style-name="T11">(Hablar con <text:s/></text:span>Alba<text:span text:style-name="T11">).</text:span>a.</text:p>
      <text:p text:style-name="P12"/>
      <text:p text:style-name="P28"><text:soft-page-break/>Se ha hablado de los aplicativos base a instalar. Un wordpress multisite y nextcloud. <text:s/><text:span text:style-name="T12">Se podria montar collab </text:span>se ha sugerido.</text:p>
      <text:p text:style-name="P13"/>
      <text:p text:style-name="P37">Algunas personas han propuesto ir avanzando esto aunque sea en otro server para que cuando tengamos la maquina sea migrar base de datos y aplicativos.</text:p>
      <text:p text:style-name="P13"/>
      <text:p text:style-name="P13"/>
      <text:p text:style-name="Heading_20_2"><text:span text:style-name="T11"># </text:span>Repaso a tareas y materiales pendientes para acondicionamiento de la infraestructura telematica de La Ingobernable.</text:p>
      <text:p text:style-name="P35"/>
      <text:p text:style-name="P13">Cableado ethernet. Cat5e minimo. 300 metros.</text:p>
      <text:p text:style-name="P13">Sucos machos, enchufes, … para los apaños de las regletas.</text:p>
      <text:p text:style-name="P13">Extintores de fuego azul . Nos lo donan los teatros.</text:p>
      <text:p text:style-name="P13">Conectrol se usa como proveedor en la tabacalera.</text:p>
      <text:p text:style-name="P13">Falta un alimentador para un router <text:span text:style-name="T11">Cisco.</text:span></text:p>
      <text:p text:style-name="P13"/>
      <text:p text:style-name="P13"/>
      <text:p text:style-name="Heading_20_2"><text:span text:style-name="T11"># </text:span>Propuesta devolución al Eko,</text:p>
      <text:p text:style-name="P6"/>
      <text:p text:style-name="P13">Iwanttobefreak nos habla de montar una antena <text:s/>(un nodo solar) con GUIFI <text:span text:style-name="T11">en el CSRO EKO</text:span> . Comenta <text:span text:style-name="T11">Agustin</text:span> que alex ya han empezado ese proyecto.</text:p>
      <text:p text:style-name="P13"><text:span text:style-name="T11">Una forma de agradecerles por las mesas</text:span>.</text:p>
      <text:p text:style-name="P6"/>
      <text:p text:style-name="P6"/>
      <text:p text:style-name="Heading_20_2"># Propuestas de actividades.</text:p>
      <text:p text:style-name="P14"/>
      <text:p text:style-name="P14"><text:span text:style-name="T11">- Lorena nos ha hablado de unas </text:span>Jornadas feministas muy light. <text:span text:style-name="T11">Lorena lanza u</text:span>na propuesta para hacer un taller sobre cyberseguridad con enfoque feminista. Para el día 24. </text:p>
      <text:p text:style-name="P28">Para ello se ha comentado hablar con Martu, Esther y Virginia. Se organizarán entre ellas para llevarlo a buen termino.</text:p>
      <text:p text:style-name="P15"/>
      <text:p text:style-name="P14"/>
      <text:p text:style-name="P14">- <text:span text:style-name="T11">Propuesta de charla. Una propuesta sobre charla en la que h</text:span>ablar de música online, plataformas para compartir musica, …</text:p>
      <text:p text:style-name="P14"/>
      <text:p text:style-name="P14">- <text:span text:style-name="T11">Propuesta de </text:span>Taller <text:span text:style-name="T11">de A</text:span>utodefensa digital para colectivos <text:span text:style-name="T11">de duración minima de 3</text:span> horas. Es muy practico e interactivo. A nivel basico. Maximo unas 20 personas. L<text:span text:style-name="T11">a persona que lo ha propuesto lo confirmará </text:span>para la semana que viene.</text:p>
      <text:p text:style-name="P14"/>
      <text:p text:style-name="P16">- <text:span text:style-name="T11">Otra propuesta de </text:span>Taller de ingeniereia social y reconocimiento (primera fase del pentesting).</text:p>
      <text:p text:style-name="P16"/>
      <text:p text:style-name="P17"><text:soft-page-break/>- <text:span text:style-name="T11">Se ha propuesto que para el 24 podemos mover el cineforum del ciclo hacktivismo del lunes al sábado 24 de Junio y montar una presentación de lo que hacemos o queremos hacer en el hacklab (y lo que ya estamos haciendo).</text:span></text:p>
      <text:p text:style-name="P17"/>
      <text:p text:style-name="P17"><text:span text:style-name="T11">Alguien ha de preguntar </text:span><text:s/>de que hora a que hora será<text:span text:style-name="T11">n las jornadas de puertas abiertas del centro.</text:span></text:p>
      <text:p text:style-name="P17"/>
      <text:p text:style-name="P18">- Propuesta de taller: <text:s/>Arduino para las escuelas. <text:span text:style-name="T2">Hackerkids.space</text:span></text:p>
      <text:p text:style-name="P18"/>
      <text:p text:style-name="P19">Ya existe un piloto. Una propuesta de este tipo. <text:s/>Hacer un hackerkids para ese día. <text:s/>Inicialmente hacerlo el 24 y si le gusta <text:s/><text:span text:style-name="T13">a la gente poder hacerlo otras veces o seguir con esa línea. </text:span></text:p>
      <text:p text:style-name="P19"/>
      <text:p text:style-name="P19"/>
      <text:p text:style-name="P19">- Propuesta de <text:span text:style-name="T13">taller de </text:span>cableado con borrado de discos a lo barcenas. <text:span text:style-name="T13">Para este viernes 9.</text:span></text:p>
      <text:p text:style-name="P19"/>
      <text:p text:style-name="P20">- Preguntar por necesiades de otras comisiones. Kalam <text:s/>se la come.</text:p>
      <text:p text:style-name="P20"/>
      <text:p text:style-name="P21">- Propuesta de gentrificación <text:span text:style-name="T3">fotomatón fisico/red. Acción para cuando podamos montar el tinglado y darle una fecha de inicio.</text:span></text:p>
      <text:p text:style-name="P19"/>
      <text:p text:style-name="P14">- <text:span text:style-name="T13">Ya tenemos impresora 3D. </text:span><text:s/><text:span text:style-name="T4">Es una impresora i2 . Propuesta de reconvertirla a una i3. Es la version vieja. Tiene más de 4 años.</text:span></text:p>
      <text:p text:style-name="P14"/>
      <text:p text:style-name="P2"/>
      <text:p text:style-name="Heading_20_2"><text:span text:style-name="T13"># </text:span>Cuidados.</text:p>
      <text:p text:style-name="P8"/>
      <text:p text:style-name="P29">Nada en este punto por ausencia de gente involucrada que tuviese algo de que decir en cierto conflicto latente existente.</text:p>
      <text:p text:style-name="P4"/>
      <text:p text:style-name="P30"/>
      <text:p text:style-name="P30"/>
      <text:p text:style-name="Heading_20_2"># Varios </text:p>
      <text:p text:style-name="P31"/>
      <text:p text:style-name="P31"><text:s/></text:p>
      <text:p text:style-name="P22">Apardo quiere que nos paremos un día a repensar para crear una hoja de ruta <text:span text:style-name="T14">y que salgan unas líneas de trabajo que permitan </text:span>crear un contenido bien pensado. <text:span text:style-name="T5">Este sábado 10 de Junio siguiente nos pararmos a hablar.</text:span></text:p>
      <text:p text:style-name="P22"/>
      <text:p text:style-name="P25">Peter, <text:span text:style-name="T14">X</text:span>avier<text:span text:style-name="T14">os,</text:span> <text:span text:style-name="T14">L</text:span>orena, <text:span text:style-name="T14">J</text:span>ordila <text:span text:style-name="T6">y iokese </text:span>van a dinamizar <text:span text:style-name="T14">y trabajar para que sea un exito ese debate interno de este sábado 10 de Junio.</text:span></text:p>
      <text:p text:style-name="P25"/>
      <text:p text:style-name="P24">Kalam <text:span text:style-name="T14">reafirma la importancia de parar a repensarnos este sábado y poder trabajar con estrategia.</text:span></text:p>
      <text:p text:style-name="P22"/>
      <text:p text:style-name="P22">Chema quiere <text:span text:style-name="T14">y p</text:span>ropone hablar de organizar el hackmeeting <text:span text:style-name="T14">en el centro social La Ingobernable</text:span>. <text:span text:style-name="T7">Chema será el que mande la propuesta a la lista del hackmeeting. Se comenta que antes de ello tendremos que hablarlo bien. Este </text:span><text:soft-page-break/><text:span text:style-name="T7">mismo sábado 10 esta propuesta tiene cabida al ser una línea de trabajo que necesita de involucrar a mucha gente, mucho curro y estudio.</text:span></text:p>
      <text:p text:style-name="P22"/>
      <text:p text:style-name="P22"/>
      <text:p text:style-name="P29">Ha llegado Julian (artista visual). Se ha presentado.</text:p>
      <text:p text:style-name="P22"/>
      <text:p text:style-name="P32">Aplausos al terminar la asamblea.</text:p>
      <text:p text:style-name="P23"/>
      <text:p text:style-name="P32">Hemos estado hablando largo y tendido despues de la asamblea y nos hemos ido a cena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calligra="http://www.calligra.org/2005/" office:version="1.2">
  <office:font-face-decls>
    <style:font-face style:name="OpenSymbol" svg:font-family="OpenSymbol" style:font-charset="x-symbol"/>
    <style:font-face style:name="Sans Serif" svg:font-family="'Sans Serif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Sans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Sans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2pt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class="index">
      <style:paragraph-properties fo:margin-left="0cm" fo:margin-right="0cm" fo:text-indent="0cm" style:auto-text-indent="false"/>
    </style:style>
    <style:style style:name="Contents_20_2" style:display-name="Contents 2" style:family="paragraph" style:class="index">
      <style:paragraph-properties fo:margin-left="0.282cm" fo:margin-right="0cm" fo:text-indent="0cm" style:auto-text-indent="false"/>
    </style:style>
    <style:style style:name="Contents_20_3" style:display-name="Contents 3" style:family="paragraph" style:class="index">
      <style:paragraph-properties fo:margin-left="0.564cm" fo:margin-right="0cm" fo:text-indent="0cm" style:auto-text-indent="false"/>
    </style:style>
    <style:style style:name="Contents_20_4" style:display-name="Contents 4" style:family="paragraph" style:class="index">
      <style:paragraph-properties fo:margin-left="0.847cm" fo:margin-right="0cm" fo:text-indent="0cm" style:auto-text-indent="false"/>
    </style:style>
    <style:style style:name="Contents_20_5" style:display-name="Contents 5" style:family="paragraph" style:class="index">
      <style:paragraph-properties fo:margin-left="1.129cm" fo:margin-right="0cm" fo:text-indent="0cm" style:auto-text-indent="false"/>
    </style:style>
    <style:style style:name="Contents_20_6" style:display-name="Contents 6" style:family="paragraph" style:class="index">
      <style:paragraph-properties fo:margin-left="1.411cm" fo:margin-right="0cm" fo:text-indent="0cm" style:auto-text-indent="false"/>
    </style:style>
    <style:style style:name="Contents_20_7" style:display-name="Contents 7" style:family="paragraph" style:class="index">
      <style:paragraph-properties fo:margin-left="1.693cm" fo:margin-right="0cm" fo:text-indent="0cm" style:auto-text-indent="false"/>
    </style:style>
    <style:style style:name="Contents_20_8" style:display-name="Contents 8" style:family="paragraph" style:class="index">
      <style:paragraph-properties fo:margin-left="1.976cm" fo:margin-right="0cm" fo:text-indent="0cm" style:auto-text-indent="false"/>
    </style:style>
    <style:style style:name="Contents_20_9" style:display-name="Contents 9" style:family="paragraph" style:class="index">
      <style:paragraph-properties fo:margin-left="2.258cm" fo:margin-right="0cm" fo:text-indent="0cm" style:auto-text-indent="false"/>
    </style:style>
    <style:style style:name="Contents_20_10" style:display-name="Contents 10" style:family="paragraph" style:class="index">
      <style:paragraph-properties fo:margin-left="2.54cm" fo:margin-right="0cm" fo:text-indent="0cm" style:auto-text-indent="false"/>
    </style:style>
    <style:style style:name="Bibliography_20_article" style:display-name="Bibliography article" style:family="paragraph"/>
    <style:style style:name="Bibliography_20_book" style:display-name="Bibliography book" style:family="paragraph"/>
    <style:style style:name="Bibliography_20_booklet" style:display-name="Bibliography booklet" style:family="paragraph"/>
    <style:style style:name="Bibliography_20_conference" style:display-name="Bibliography conference" style:family="paragraph"/>
    <style:style style:name="Bibliography_20_email" style:display-name="Bibliography email" style:family="paragraph"/>
    <style:style style:name="Bibliography_20_inbook" style:display-name="Bibliography inbook" style:family="paragraph"/>
    <style:style style:name="Bibliography_20_incollection" style:display-name="Bibliography incollection" style:family="paragraph"/>
    <style:style style:name="Bibliography_20_inproceedings" style:display-name="Bibliography inproceedings" style:family="paragraph"/>
    <style:style style:name="Bibliography_20_journal" style:display-name="Bibliography journal" style:family="paragraph"/>
    <style:style style:name="Bibliography_20_manual" style:display-name="Bibliography manual" style:family="paragraph"/>
    <style:style style:name="Bibliography_20_mastersthesis" style:display-name="Bibliography mastersthesis" style:family="paragraph"/>
    <style:style style:name="Bibliography_20_misc" style:display-name="Bibliography misc" style:family="paragraph"/>
    <style:style style:name="Bibliography_20_phdthesis" style:display-name="Bibliography phdthesis" style:family="paragraph"/>
    <style:style style:name="Bibliography_20_proceedings" style:display-name="Bibliography proceedings" style:family="paragraph"/>
    <style:style style:name="Bibliography_20_techreport" style:display-name="Bibliography techreport" style:family="paragraph"/>
    <style:style style:name="Bibliography_20_unpublished" style:display-name="Bibliography unpublished" style:family="paragraph"/>
    <style:style style:name="Bibliography_20_www" style:display-name="Bibliography www" style:family="paragraph"/>
    <style:style style:name="Bibliography_20_custom1" style:display-name="Bibliography custom1" style:family="paragraph"/>
    <style:style style:name="Bibliography_20_custom2" style:display-name="Bibliography custom2" style:family="paragraph"/>
    <style:style style:name="Bibliography_20_custom3" style:display-name="Bibliography custom3" style:family="paragraph"/>
    <style:style style:name="Bibliography_20_custom4" style:display-name="Bibliography custom4" style:family="paragraph"/>
    <style:style style:name="Bibliography_20_custom5" style:display-name="Bibliography custom5" style:family="paragraph"/>
    <style:style style:name="Footnote" style:family="paragraph" style:class="extra"/>
    <style:style style:name="Endnote" style:family="paragraph" style:class="extra"/>
    <style:style style:name="Bullet_20_List" style:display-name="Bullet List" style:family="paragraph" style:list-style-name="L6">
      <style:text-properties fo:font-size="12pt"/>
    </style:style>
    <style:style style:name="Head_20_1" style:display-name="Head 1" style:family="paragraph" style:next-style-name="Standard" style:default-outline-level="1">
      <style:text-properties fo:font-size="20pt" fo:font-weight="bold"/>
    </style:style>
    <style:style style:name="Enumerated_20_List" style:display-name="Enumerated List" style:family="paragraph" style:list-style-name="L4">
      <style:text-properties fo:font-size="12pt"/>
    </style:style>
    <style:style style:name="Head_20_2" style:display-name="Head 2" style:family="paragraph" style:next-style-name="Standard" style:default-outline-level="2">
      <style:text-properties fo:font-size="16pt" fo:font-weight="bold"/>
    </style:style>
    <style:style style:name="Head_20_3" style:display-name="Head 3" style:family="paragraph" style:next-style-name="Standard" style:default-outline-level="3">
      <style:text-properties fo:font-size="12pt" fo:font-weight="bold"/>
    </style:style>
    <style:style style:name="Document_20_Title" style:display-name="Document Title" style:family="paragraph" style:next-style-name="Standard">
      <style:paragraph-properties fo:text-align="center" style:justify-single-word="false"/>
      <style:text-properties fo:font-size="24pt" fo:font-weight="bold"/>
    </style:style>
    <style:style style:name="Alphabetical_20_List" style:display-name="Alphabetical List" style:family="paragraph" style:list-style-name="L5">
      <style:text-properties fo:font-size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Heading_20_2" style:display-name="Heading 2" style:family="paragraph" style:parent-style-name="Heading" style:next-style-name="Text_20_body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text:outline-style style:name="Outline">
      <text:outline-level-style text:level="1" style:num-suffix="." style:num-format="1">
        <style:list-level-properties/>
      </text:outline-level-style>
      <text:outline-level-style text:level="2" style:num-suffix="." style:num-format="1" text:display-levels="2">
        <style:list-level-properties/>
      </text:outline-level-style>
      <text:outline-level-style text:level="3" style:num-suffix="." style:num-format="1" text:display-levels="3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6">
      <text:list-level-style-bullet text:level="1" text:bullet-char="●">
        <style:list-level-properties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)" style:num-format="a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style:num-format="1" text:start-value="1" text:footnotes-position="page" text:start-numbering-at="document"/>
    <text:notes-configuration text:note-class="endnote" text:default-style-name="Endnote" text:citation-style-name="Endnote_20_Symbol" text:master-page-name="Endnote" style:num-format="i" text:start-value="1"/>
    <text:bibliography-configuration text:prefix="[" text:suffix="]" fo:language="es" fo:country="ES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482cm" fo:margin-bottom="1.482cm" fo:margin-left="2.011cm" fo:margin-right="2.011cm" fo:border="none" fo:padding="0cm" style:writing-mode="lr-tb" calligra:specialborder-bottom="none" calligra:specialborder-left="none" calligra:specialborder-right="none" calligra:specialborder-top="non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Default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/>
    <meta:initial-creator>Unknown</meta:initial-creator>
    <meta:editing-cycles>53</meta:editing-cycles>
    <dc:date>2017-06-07T08:56:01.914550988</dc:date>
    <meta:creation-date>2008-08-22T11:41:04</meta:creation-date>
    <dc:creator>fanta </dc:creator>
    <meta:editing-duration>PT2H14M55S</meta:editing-duration>
    <meta:document-statistic meta:table-count="0" meta:image-count="0" meta:object-count="0" meta:page-count="4" meta:paragraph-count="55" meta:word-count="862" meta:character-count="5003" meta:non-whitespace-character-count="4178"/>
  </office:meta>
</office:document-meta>
</file>